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5000002E34FA626B9254A60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5cm" fo:min-width="11.2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5cm" fo:min-width="10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10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5.25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6.25cm" fo:min-width="11.2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3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1.25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5.25cm" fo:min-width="11.25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3cm" fo:min-width="4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.75cm" svg:height="14.75cm" svg:x="9cm" svg:y="2.25cm">
          <text:p text:style-name="P1">Logo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039cm" svg:height="20.709cm" svg:x="7.986cm" svg:y="0.029cm">
          <draw:image xlink:href="Pictures/10000201000001F5000002E34FA626B9254A6065.png" xlink:type="simple" xlink:show="embed" xlink:actuate="onLoad" draw:mime-type="image/png">
            <text:p/>
          </draw:image>
        </draw:frame>
        <draw:custom-shape draw:style-name="gr3" draw:text-style-name="P4" draw:layer="layout" svg:width="2cm" svg:height="1.5cm" svg:x="13.75cm" svg:y="15cm">
          <text:p text:style-name="P3">Chevron</text:p>
          <text:p text:style-name="P3">Vers le </text:p>
          <text:p text:style-name="P3">ba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2" draw:text-style-name="P3" draw:layer="layout" svg:width="14.039cm" svg:height="20.709cm" svg:x="7.987cm" svg:y="0.03cm">
          <draw:image xlink:href="Pictures/10000201000001F5000002E34FA626B9254A6065.png" xlink:type="simple" xlink:show="embed" xlink:actuate="onLoad" draw:mime-type="image/png">
            <text:p/>
          </draw:image>
        </draw:frame>
        <draw:custom-shape draw:style-name="gr4" draw:text-style-name="P2" draw:layer="layout" svg:width="10.5cm" svg:height="5.25cm" svg:x="9.75cm" svg:y="2.75cm">
          <text:p text:style-name="P1">Tarifs</text:p>
          <text:p text:style-name="P1">Coupe de </text:p>
          <text:p text:style-name="P1">Cheveux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5cm" svg:height="5.25cm" svg:x="9.75cm" svg:y="8.5cm">
          <text:p text:style-name="P1">Tarifs</text:p>
          <text:p text:style-name="P1">Taille de</text:p>
          <text:p text:style-name="P1">Barb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5cm" svg:height="4cm" svg:x="9.75cm" svg:y="14.25cm">
          <text:p text:style-name="P1">Tarifs</text:p>
          <text:p text:style-name="P1">Color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6" draw:text-style-name="P2" draw:layer="layout" svg:width="5.75cm" svg:height="7cm" svg:x="9.25cm" svg:y="2.75cm">
          <text:p text:style-name="P1">Horaires</text:p>
          <text:p text:style-name="P1">Du sal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cm" svg:height="7cm" svg:x="15.25cm" svg:y="2.75cm">
          <text:p text:style-name="P1">Photo</text:p>
          <text:p text:style-name="P1">Devantur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.75cm" svg:height="6.5cm" svg:x="9cm" svg:y="11.5cm">
          <text:p text:style-name="P1">Google map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039cm" svg:height="20.709cm" svg:x="7.961cm" svg:y="0cm">
          <draw:image xlink:href="Pictures/10000201000001F5000002E34FA626B9254A6065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custom-shape draw:style-name="gr9" draw:text-style-name="P2" draw:layer="layout" svg:width="3.5cm" svg:height="4.5cm" svg:x="9cm" svg:y="4.5cm">
          <text:p text:style-name="P1">Photo</text:p>
          <text:p text:style-name="P5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4.5cm" svg:x="13.25cm" svg:y="4.5cm">
          <text:p text:style-name="P1">Photo</text:p>
          <text:p text:style-name="P5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4.5cm" svg:x="17.25cm" svg:y="4.5cm">
          <text:p text:style-name="P1">Photo</text:p>
          <text:p text:style-name="P5">Taille de</text:p>
          <text:p text:style-name="P1"><text:s text:c="2"/>Barbe<text:tab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4.5cm" svg:x="17.25cm" svg:y="12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4.5cm" svg:x="9cm" svg:y="12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4.5cm" svg:x="13.25cm" svg:y="12.5cm">
          <text:p text:style-name="P1">Photo</text:p>
          <text:p text:style-name="P1">Coupe</text:p>
          <text:p text:style-name="P1"><text:s/>Femme<text:tab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039cm" svg:height="20.709cm" svg:x="7.961cm" svg:y="0cm">
          <draw:image xlink:href="Pictures/10000201000001F5000002E34FA626B9254A6065.png" xlink:type="simple" xlink:show="embed" xlink:actuate="onLoad" draw:mime-type="image/png">
            <text:p/>
          </draw:image>
        </draw:frame>
        <draw:custom-shape draw:style-name="gr10" draw:text-style-name="P4" draw:layer="layout" svg:width="6cm" svg:height="1cm" svg:x="12cm" svg:y="10.5cm">
          <text:p text:style-name="P3">Titr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cm" svg:height="1cm" svg:x="12cm" svg:y="2.75cm">
          <text:p text:style-name="P3">Titr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9" draw:text-style-name="P2" draw:layer="layout" svg:width="3.5cm" svg:height="4.5cm" svg:x="17.25cm" svg:y="3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1.75cm" svg:height="4.5cm" svg:x="9cm" svg:y="9.75cm">
          <text:p text:style-name="P1">Logos des marques <text:s/>utilisés<text:tab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75cm" svg:height="5.5cm" svg:x="9cm" svg:y="14.5cm">
          <text:p text:style-name="P1"><text:tab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3.25cm" svg:x="12.5cm" svg:y="14.7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5cm" svg:height="1.5cm" svg:x="10.25cm" svg:y="14.75cm">
          <text:p text:style-name="P1">Inst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5cm" svg:height="1.5cm" svg:x="10.25cm" svg:y="16.5cm">
          <text:p text:style-name="P1">N°</text:p>
          <text:p text:style-name="P1">Téléphon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5cm" svg:height="1.5cm" svg:x="18.25cm" svg:y="16.5cm">
          <text:p text:style-name="P1">maps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5cm" svg:height="1.5cm" svg:x="18.25cm" svg:y="14.75cm">
          <text:p text:style-name="P1">FB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4.5cm" svg:x="13cm" svg:y="3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4.5cm" svg:x="9.25cm" svg:y="3.5cm">
          <text:p text:style-name="P1">Photo</text:p>
          <text:p text:style-name="P1">Coupe</text:p>
          <text:p text:style-name="P1"><text:s/>Homme<text:tab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039cm" svg:height="20.709cm" svg:x="7.961cm" svg:y="0cm">
          <draw:image xlink:href="Pictures/10000201000001F5000002E34FA626B9254A60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9T15:18:48.841000000</dc:date>
    <meta:editing-duration>PT4M25S</meta:editing-duration>
    <meta:editing-cycles>5</meta:editing-cycles>
    <meta:generator>LibreOffice/7.1.4.2$Windows_X86_64 LibreOffice_project/a529a4fab45b75fefc5b6226684193eb000654f6</meta:generator>
    <meta:document-statistic meta:object-count="31"/>
  </office:meta>
</office:document-meta>
</file>